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22cm"/>
    </style:style>
    <style:style style:name="co3" style:family="table-column">
      <style:table-column-properties fo:break-before="auto" style:column-width="3.61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2.69cm"/>
    </style:style>
    <style:style style:name="co6" style:family="table-column">
      <style:table-column-properties fo:break-before="auto" style:column-width="1.794cm"/>
    </style:style>
    <style:style style:name="co7" style:family="table-column">
      <style:table-column-properties fo:break-before="auto" style:column-width="1.515cm"/>
    </style:style>
    <style:style style:name="co8" style:family="table-column">
      <style:table-column-properties fo:break-before="auto" style:column-width="1.598cm"/>
    </style:style>
    <style:style style:name="co9" style:family="table-column">
      <style:table-column-properties fo:break-before="auto" style:column-width="3.558cm"/>
    </style:style>
    <style:style style:name="co10" style:family="table-column">
      <style:table-column-properties fo:break-before="auto" style:column-width="3.055cm"/>
    </style:style>
    <style:style style:name="co12" style:family="table-column">
      <style:table-column-properties fo:break-before="auto" style:column-width="3.838cm"/>
    </style:style>
    <style:style style:name="co11" style:family="table-column">
      <style:table-column-properties fo:break-before="auto" style:column-width="2.267cm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/>
          <table:table-cell office:value-type="string">
            <text:p>Colombie-Britanique</text:p>
          </table:table-cell>
          <table:table-cell office:value-type="string">
            <text:p>Alberta</text:p>
          </table:table-cell>
          <table:table-cell office:value-type="string">
            <text:p>Saskatchewan</text:p>
          </table:table-cell>
          <table:table-cell office:value-type="string">
            <text:p>Manitoba</text:p>
          </table:table-cell>
          <table:table-cell office:value-type="string">
            <text:p>Ontario</text:p>
          </table:table-cell>
          <table:table-cell table:style-name="Default" office:value-type="string">
            <text:p>Québec</text:p>
          </table:table-cell>
          <table:table-cell office:value-type="string">
            <text:p>Nouveau-Brunswick</text:p>
          </table:table-cell>
          <table:table-cell office:value-type="string">
            <text:p>Nouvelle-Écosse</text:p>
          </table:table-cell>
          <table:table-cell office:value-type="string">
            <text:p>Île-du-Prince Édouard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4747">
            <text:p>14747</text:p>
          </table:table-cell>
          <table:table-cell/>
          <table:table-cell office:value-type="float" office:value="10036">
            <text:p>10036</text:p>
          </table:table-cell>
          <table:table-cell office:value-type="float" office:value="12416">
            <text:p>12416</text:p>
          </table:table-cell>
          <table:table-cell office:value-type="float" office:value="15463">
            <text:p>15463</text:p>
          </table:table-cell>
          <table:table-cell office:value-type="float" office:value="17282">
            <text:p>17282</text:p>
          </table:table-cell>
          <table:table-cell office:value-type="float" office:value="16882">
            <text:p>16882</text:p>
          </table:table-cell>
          <table:table-cell office:value-type="float" office:value="20767">
            <text:p>20767</text:p>
          </table:table-cell>
          <table:table-cell office:value-type="float" office:value="14596">
            <text:p>14596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8250">
            <text:p>18250</text:p>
          </table:table-cell>
          <table:table-cell/>
          <table:table-cell office:value-type="float" office:value="13003">
            <text:p>13003</text:p>
          </table:table-cell>
          <table:table-cell office:value-type="float" office:value="17329">
            <text:p>17329</text:p>
          </table:table-cell>
          <table:table-cell office:value-type="float" office:value="19549">
            <text:p>19549</text:p>
          </table:table-cell>
          <table:table-cell office:value-type="float" office:value="22445">
            <text:p>22445</text:p>
          </table:table-cell>
          <table:table-cell office:value-type="float" office:value="23422">
            <text:p>23422</text:p>
          </table:table-cell>
          <table:table-cell office:value-type="float" office:value="25605">
            <text:p>25605</text:p>
          </table:table-cell>
          <table:table-cell office:value-type="float" office:value="19071">
            <text:p>1907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7436">
            <text:p>17436</text:p>
          </table:table-cell>
          <table:table-cell/>
          <table:table-cell office:value-type="float" office:value="14671">
            <text:p>14671</text:p>
          </table:table-cell>
          <table:table-cell office:value-type="float" office:value="16591">
            <text:p>16591</text:p>
          </table:table-cell>
          <table:table-cell office:value-type="float" office:value="18728">
            <text:p>18728</text:p>
          </table:table-cell>
          <table:table-cell office:value-type="float" office:value="21213">
            <text:p>21213</text:p>
          </table:table-cell>
          <table:table-cell office:value-type="float" office:value="22913">
            <text:p>22913</text:p>
          </table:table-cell>
          <table:table-cell office:value-type="float" office:value="26294">
            <text:p>26294</text:p>
          </table:table-cell>
          <table:table-cell office:value-type="float" office:value="19509">
            <text:p>19509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9826">
            <text:p>19826</text:p>
          </table:table-cell>
          <table:table-cell/>
          <table:table-cell office:value-type="float" office:value="14719">
            <text:p>14719</text:p>
          </table:table-cell>
          <table:table-cell office:value-type="float" office:value="15227">
            <text:p>15227</text:p>
          </table:table-cell>
          <table:table-cell office:value-type="float" office:value="20792">
            <text:p>20792</text:p>
          </table:table-cell>
          <table:table-cell office:value-type="float" office:value="24370">
            <text:p>24370</text:p>
          </table:table-cell>
          <table:table-cell office:value-type="float" office:value="24537">
            <text:p>24537</text:p>
          </table:table-cell>
          <table:table-cell office:value-type="float" office:value="28596">
            <text:p>28596</text:p>
          </table:table-cell>
          <table:table-cell office:value-type="float" office:value="20548">
            <text:p>20548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3"/>
          <table:table-cell office:value-type="float" office:value="15569">
            <text:p>15569</text:p>
          </table:table-cell>
          <table:table-cell office:value-type="float" office:value="22412">
            <text:p>22412</text:p>
          </table:table-cell>
          <table:table-cell office:value-type="float" office:value="28400">
            <text:p>28400</text:p>
          </table:table-cell>
          <table:table-cell office:value-type="float" office:value="26492">
            <text:p>26492</text:p>
          </table:table-cell>
          <table:table-cell office:value-type="float" office:value="29729">
            <text:p>29729</text:p>
          </table:table-cell>
          <table:table-cell office:value-type="float" office:value="22873">
            <text:p>22873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3244">
            <text:p>23244</text:p>
          </table:table-cell>
          <table:table-cell/>
          <table:table-cell office:value-type="float" office:value="17860">
            <text:p>17860</text:p>
          </table:table-cell>
          <table:table-cell office:value-type="float" office:value="17801">
            <text:p>17801</text:p>
          </table:table-cell>
          <table:table-cell office:value-type="float" office:value="25709">
            <text:p>25709</text:p>
          </table:table-cell>
          <table:table-cell office:value-type="float" office:value="28622">
            <text:p>28622</text:p>
          </table:table-cell>
          <table:table-cell office:value-type="float" office:value="28259">
            <text:p>28259</text:p>
          </table:table-cell>
          <table:table-cell office:value-type="float" office:value="31629">
            <text:p>31629</text:p>
          </table:table-cell>
          <table:table-cell office:value-type="float" office:value="25409">
            <text:p>2540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5"/>
          <table:table-cell table:formula="of:=(26875+25999+26500+28000+28500+27999+27000+26700+26500+27025+28150)/11" office:value-type="float" office:value="27204.3636363636">
            <text:p>27204</text:p>
          </table:table-cell>
          <table:table-cell table:number-columns-repeated="3"/>
        </table:table-row>
        <table:table-row table:style-name="ro2">
          <table:table-cell office:value-type="float" office:value="2005">
            <text:p>2005</text:p>
          </table:table-cell>
          <table:table-cell table:number-columns-repeated="5"/>
          <table:table-cell table:formula="of:=(28999+29050+29312+29900+29000+28500+28900+28764+29000+29501+28499)/11" office:value-type="float" office:value="29038.6363636364">
            <text:p>29039</text:p>
          </table:table-cell>
          <table:table-cell table:number-columns-repeated="3"/>
        </table:table-row>
        <table:table-row table:style-name="ro2">
          <table:table-cell office:value-type="float" office:value="2006">
            <text:p>2006</text:p>
          </table:table-cell>
          <table:table-cell table:number-columns-repeated="3"/>
          <table:table-cell office:value-type="float" office:value="23600">
            <text:p>23600</text:p>
          </table:table-cell>
          <table:table-cell office:value-type="float" office:value="29800">
            <text:p>29800</text:p>
          </table:table-cell>
          <table:table-cell office:value-type="float" office:value="30840">
            <text:p>30840</text:p>
          </table:table-cell>
          <table:table-cell office:value-type="float" office:value="29788">
            <text:p>29788</text:p>
          </table:table-cell>
          <table:table-cell office:value-type="float" office:value="32078">
            <text:p>32078</text:p>
          </table:table-cell>
          <table:table-cell office:value-type="float" office:value="29200">
            <text:p>2920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5"/>
          <table:table-cell table:formula="of:=(28125+28501+29020+27990+24990+24250+25500+25890+25900+26801+27300)/11" office:value-type="float" office:value="26751.5454545455">
            <text:p>26752</text:p>
          </table:table-cell>
          <table:table-cell table:number-columns-repeated="3"/>
        </table:table-row>
        <table:table-row table:style-name="ro2">
          <table:table-cell office:value-type="float" office:value="2008">
            <text:p>2008</text:p>
          </table:table-cell>
          <table:table-cell table:number-columns-repeated="5"/>
          <table:table-cell table:formula="of:=(27400+27300+27200+27100+27000+26900+26800+26700+26600+26255+25000+24000)/12" office:value-type="float" office:value="26521.25">
            <text:p>26521</text:p>
          </table:table-cell>
          <table:table-cell table:number-columns-repeated="3"/>
        </table:table-row>
        <table:table-row table:style-name="ro2">
          <table:table-cell office:value-type="float" office:value="2009">
            <text:p>2009</text:p>
          </table:table-cell>
          <table:table-cell/>
          <table:table-cell office:value-type="float" office:value="32488">
            <text:p>32488</text:p>
          </table:table-cell>
          <table:table-cell table:number-columns-repeated="3"/>
          <table:table-cell table:formula="of:=(24990+25500+25450+24995+24495+23900+24001+23899+23200+24000+25000+25100)/12" office:value-type="float" office:value="24544.1666666667">
            <text:p>24544</text:p>
          </table:table-cell>
          <table:table-cell table:number-columns-repeated="3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8719">
            <text:p>38719</text:p>
          </table:table-cell>
          <table:table-cell office:value-type="float" office:value="36684">
            <text:p>36684</text:p>
          </table:table-cell>
          <table:table-cell table:number-columns-repeated="2"/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table:number-columns-repeated="3" office:value-type="float" office:value="25000">
            <text:p>2500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4"/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table:number-columns-repeated="3" office:value-type="float" office:value="25000">
            <text:p>2500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4"/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table:number-columns-repeated="3" office:value-type="float" office:value="25000">
            <text:p>2500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42500">
            <text:p>42500</text:p>
          </table:table-cell>
          <table:table-cell office:value-type="float" office:value="37435">
            <text:p>37435</text:p>
          </table:table-cell>
          <table:table-cell office:value-type="float" office:value="32850">
            <text:p>32850</text:p>
          </table:table-cell>
          <table:table-cell office:value-type="float" office:value="31000">
            <text:p>31000</text:p>
          </table:table-cell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table:number-columns-repeated="3" office:value-type="float" office:value="25000">
            <text:p>2500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4"/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table:number-columns-repeated="3" office:value-type="float" office:value="25000">
            <text:p>2500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4"/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table:number-columns-repeated="3" office:value-type="float" office:value="25000">
            <text:p>2500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4"/>
          <table:table-cell office:value-type="float" office:value="24000">
            <text:p>24000</text:p>
          </table:table-cell>
          <table:table-cell office:value-type="float" office:value="24000">
            <text:p>24000</text:p>
          </table:table-cell>
          <table:table-cell table:number-columns-repeated="3" office:value-type="float" office:value="24000">
            <text:p>2400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style-name="ce1" table:formula="of:=(43000*2+42500+42000+42000+42000+42000+39000)/8" office:value-type="float" office:value="41937.5">
            <text:p>41938</text:p>
          </table:table-cell>
          <table:table-cell table:style-name="ce1" table:formula="of:=(39000+40130+40000+39750+39075+37500+37500+38005+38625+38000+36990+35925)/12" office:value-type="float" office:value="38375">
            <text:p>38375</text:p>
          </table:table-cell>
          <table:table-cell table:style-name="ce1" table:formula="of:=(32000+31000+28000+30100+31309+32000+32000+32200+32000+33001+31000+29000)/12" office:value-type="float" office:value="31134.1666666667">
            <text:p>31134</text:p>
          </table:table-cell>
          <table:table-cell table:style-name="ce1" table:formula="of:=(25000+26700+25000+24999.99+23999+22000+22000+21100+20485+24950+25000+25000)/12" office:value-type="float" office:value="23852.8325">
            <text:p>23853</text:p>
          </table:table-cell>
          <table:table-cell table:style-name="ce1" table:formula="of:=24000*12/12" office:value-type="float" office:value="24000">
            <text:p>24000</text:p>
          </table:table-cell>
          <table:table-cell table:formula="of:=24000*12/12" office:value-type="float" office:value="24000">
            <text:p>24000</text:p>
          </table:table-cell>
          <table:table-cell table:style-name="ce1" table:formula="of:=(21500+21408+20989+20500+23202+24000+24000+20000+20000+20000+17097)/11" office:value-type="float" office:value="21154.1818181818">
            <text:p>21154</text:p>
          </table:table-cell>
          <table:table-cell table:style-name="ce1" table:formula="of:=24000*10/10" office:value-type="float" office:value="24000">
            <text:p>24000</text:p>
          </table:table-cell>
          <table:table-cell table:style-name="ce1" table:formula="of:=(22500+22250+22500+24000+24000+23500+23500+24000+24000+23500+22000+21400)/12" office:value-type="float" office:value="23095.8333333333">
            <text:p>23096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style-name="ce1" table:formula="of:=38500*7/7" office:value-type="float" office:value="38500">
            <text:p>38500</text:p>
          </table:table-cell>
          <table:table-cell table:style-name="ce1" table:formula="of:=(41020+41000+40375+40375+38130+36500+35900)/7" office:value-type="float" office:value="39042.8571428571">
            <text:p>39043</text:p>
          </table:table-cell>
          <table:table-cell table:style-name="ce1" table:formula="of:=(34000+35000+32200+32200+30100+29009+30000)/7" office:value-type="float" office:value="31787">
            <text:p>31787</text:p>
          </table:table-cell>
          <table:table-cell table:style-name="ce1" table:formula="of:=(28999.98+29725+29950+29950+26100+25000+25111)/7" office:value-type="float" office:value="27833.7114285714">
            <text:p>27834</text:p>
          </table:table-cell>
          <table:table-cell table:style-name="ce1" table:formula="of:=24000*7/7" office:value-type="float" office:value="24000">
            <text:p>24000</text:p>
          </table:table-cell>
          <table:table-cell table:formula="of:=24000*7/7" office:value-type="float" office:value="24000">
            <text:p>24000</text:p>
          </table:table-cell>
          <table:table-cell table:style-name="ce1" table:formula="of:=(24000+22997+24000+24000+20000+20000+19900)/7" office:value-type="float" office:value="22128.1428571429">
            <text:p>22128</text:p>
          </table:table-cell>
          <table:table-cell table:style-name="ce1" table:formula="of:=24000*7/7" office:value-type="float" office:value="24000">
            <text:p>24000</text:p>
          </table:table-cell>
          <table:table-cell table:style-name="ce1" table:formula="of:=(24000*4+23990+22000+21000)/7" office:value-type="float" office:value="23284.2857142857">
            <text:p>23284</text:p>
          </table:table-cell>
        </table:table-row>
      </table:table>
      <table:table table:name="Planilha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10/09/2018</text:date>, <text:time>18:2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B</meta:initial-creator>
    <meta:creation-date>2018-09-09T00:21:46</meta:creation-date>
    <dc:date>2018-09-10T18:29:08</dc:date>
    <dc:creator>Vinicius B</dc:creator>
    <meta:editing-duration>PT1H18M51S</meta:editing-duration>
    <meta:editing-cycles>22</meta:editing-cycles>
    <meta:generator>OpenOffice/4.1.5$Unix OpenOffice.org_project/415m1$Build-9789</meta:generator>
    <meta:document-statistic meta:table-count="3" meta:cell-count="147" meta:object-count="0"/>
    <meta:user-defined meta:name=""/>
  </office:meta>
</office:document-meta>
</file>